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margin-bottom="0in" fo:line-height="100%"/>
      <style:text-properties fo:font-weight="bold" style:font-weight-asian="bold" fo:font-size="14pt" style:font-size-asian="14pt" style:font-size-complex="14pt"/>
    </style:style>
    <style:style style:name="P2" style:parent-style-name="Обычный" style:family="paragraph">
      <style:paragraph-properties fo:margin-bottom="0in" fo:line-height="100%"/>
    </style:style>
    <style:style style:name="P3" style:parent-style-name="Обычный" style:family="paragraph">
      <style:paragraph-properties fo:margin-bottom="0in" fo:line-height="100%"/>
    </style:style>
    <style:style style:name="P4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P5" style:parent-style-name="Обычный" style:family="paragraph">
      <style:paragraph-properties fo:margin-bottom="0in" fo:line-height="100%"/>
    </style:style>
    <style:style style:name="P6" style:parent-style-name="Обычный" style:family="paragraph">
      <style:paragraph-properties fo:text-align="center" fo:margin-bottom="0in" fo:line-height="100%"/>
      <style:text-properties fo:font-weight="bold" style:font-weight-asian="bold"/>
    </style:style>
    <style:style style:name="P7" style:parent-style-name="Обычный" style:family="paragraph">
      <style:paragraph-properties fo:margin-bottom="0in" fo:line-height="100%"/>
    </style:style>
    <style:style style:name="P8" style:parent-style-name="Обычный" style:family="paragraph">
      <style:paragraph-properties fo:margin-bottom="0in" fo:line-height="100%"/>
      <style:text-properties fo:font-weight="bold" style:font-weight-asian="bold"/>
    </style:style>
    <style:style style:name="P9" style:parent-style-name="Обычный" style:family="paragraph">
      <style:paragraph-properties fo:margin-bottom="0in" fo:line-height="100%"/>
    </style:style>
    <style:style style:name="P10" style:parent-style-name="Обычный" style:family="paragraph">
      <style:paragraph-properties fo:margin-bottom="0in" fo:line-height="100%"/>
    </style:style>
    <style:style style:name="P11" style:parent-style-name="Обычный" style:family="paragraph">
      <style:paragraph-properties fo:margin-bottom="0in" fo:line-height="100%"/>
    </style:style>
    <style:style style:name="T12" style:parent-style-name="Основнойшрифтабзаца" style:family="text">
      <style:text-properties fo:font-weight="bold" style:font-weight-asian="bold"/>
    </style:style>
    <style:style style:name="P13" style:parent-style-name="Абзацсписка" style:list-style-name="LFO1" style:family="paragraph">
      <style:paragraph-properties fo:margin-bottom="0in" fo:line-height="100%"/>
    </style:style>
    <style:style style:name="P14" style:parent-style-name="Абзацсписка" style:list-style-name="LFO1" style:family="paragraph">
      <style:paragraph-properties fo:margin-bottom="0in" fo:line-height="100%"/>
    </style:style>
    <style:style style:name="P15" style:parent-style-name="Абзацсписка" style:list-style-name="LFO1" style:family="paragraph">
      <style:paragraph-properties fo:margin-bottom="0in" fo:line-height="100%"/>
    </style:style>
    <style:style style:name="P16" style:parent-style-name="Абзацсписка" style:list-style-name="LFO1" style:family="paragraph">
      <style:paragraph-properties fo:margin-bottom="0in" fo:line-height="100%"/>
    </style:style>
    <style:style style:name="P17" style:parent-style-name="Абзацсписка" style:list-style-name="LFO1" style:family="paragraph">
      <style:paragraph-properties fo:margin-bottom="0in" fo:line-height="100%"/>
    </style:style>
    <style:style style:name="P18" style:parent-style-name="Абзацсписка" style:list-style-name="LFO1" style:family="paragraph">
      <style:paragraph-properties fo:margin-bottom="0in" fo:line-height="100%"/>
    </style:style>
    <style:style style:name="P19" style:parent-style-name="Абзацсписка" style:list-style-name="LFO1" style:family="paragraph">
      <style:paragraph-properties fo:margin-bottom="0in" fo:line-height="100%"/>
    </style:style>
    <style:style style:name="P20" style:parent-style-name="Абзацсписка" style:list-style-name="LFO1" style:family="paragraph">
      <style:paragraph-properties fo:margin-bottom="0in" fo:line-height="100%"/>
    </style:style>
    <style:style style:name="P21" style:parent-style-name="Абзацсписка" style:list-style-name="LFO1" style:family="paragraph">
      <style:paragraph-properties fo:margin-bottom="0in" fo:line-height="100%"/>
    </style:style>
    <style:style style:name="P22" style:parent-style-name="Абзацсписка" style:list-style-name="LFO1" style:family="paragraph">
      <style:paragraph-properties fo:margin-bottom="0in" fo:line-height="100%"/>
    </style:style>
    <style:style style:name="P23" style:parent-style-name="Абзацсписка" style:list-style-name="LFO1" style:family="paragraph">
      <style:paragraph-properties fo:margin-bottom="0in" fo:line-height="100%"/>
    </style:style>
    <style:style style:name="P24" style:parent-style-name="Абзацсписка" style:list-style-name="LFO1" style:family="paragraph">
      <style:paragraph-properties fo:margin-bottom="0in" fo:line-height="100%"/>
    </style:style>
    <style:style style:name="P25" style:parent-style-name="Обычный" style:family="paragraph">
      <style:paragraph-properties fo:margin-bottom="0in" fo:line-height="100%"/>
    </style:style>
    <style:style style:name="P26" style:parent-style-name="Обычный" style:family="paragraph">
      <style:paragraph-properties fo:margin-bottom="0in" fo:line-height="100%"/>
      <style:text-properties fo:font-weight="bold" style:font-weight-asian="bold"/>
    </style:style>
    <style:style style:name="P27" style:parent-style-name="Обычный" style:family="paragraph">
      <style:paragraph-properties fo:margin-bottom="0in" fo:line-height="100%"/>
    </style:style>
    <style:style style:name="P28" style:parent-style-name="Обычный" style:family="paragraph">
      <style:paragraph-properties fo:margin-bottom="0in" fo:line-height="100%"/>
    </style:style>
    <style:style style:name="P29" style:parent-style-name="Обычный" style:family="paragraph">
      <style:paragraph-properties fo:margin-bottom="0in" fo:line-height="100%"/>
    </style:style>
    <style:style style:name="P30" style:parent-style-name="Обычный" style:family="paragraph">
      <style:paragraph-properties fo:margin-bottom="0in" fo:line-height="100%"/>
    </style:style>
    <style:style style:name="P31" style:parent-style-name="Обычный" style:family="paragraph">
      <style:paragraph-properties fo:margin-bottom="0in" fo:line-height="100%"/>
    </style:style>
    <style:style style:name="P32" style:parent-style-name="Обычный" style:family="paragraph">
      <style:paragraph-properties fo:margin-bottom="0in" fo:line-height="100%"/>
    </style:style>
    <style:style style:name="P33" style:parent-style-name="Обычный" style:family="paragraph">
      <style:paragraph-properties fo:margin-bottom="0in" fo:line-height="100%"/>
    </style:style>
    <style:style style:name="P34" style:parent-style-name="Обычный" style:family="paragraph">
      <style:paragraph-properties fo:margin-bottom="0in" fo:line-height="100%"/>
    </style:style>
    <style:style style:name="P35" style:parent-style-name="Обычный" style:family="paragraph">
      <style:paragraph-properties fo:margin-bottom="0in" fo:line-height="100%"/>
    </style:style>
    <style:style style:name="P36" style:parent-style-name="Обычный" style:family="paragraph">
      <style:paragraph-properties fo:margin-bottom="0in" fo:line-height="100%"/>
    </style:style>
    <style:style style:name="P37" style:parent-style-name="Обычный" style:family="paragraph">
      <style:paragraph-properties fo:margin-bottom="0in" fo:line-height="100%"/>
    </style:style>
    <style:style style:name="P38" style:parent-style-name="Обычный" style:family="paragraph">
      <style:paragraph-properties fo:margin-bottom="0in" fo:line-height="100%"/>
    </style:style>
    <style:style style:name="P39" style:parent-style-name="Обычный" style:family="paragraph">
      <style:paragraph-properties fo:margin-bottom="0in" fo:line-height="100%"/>
    </style:style>
    <style:style style:name="P40" style:parent-style-name="Обычный" style:family="paragraph">
      <style:paragraph-properties fo:margin-bottom="0in" fo:line-height="100%"/>
    </style:style>
    <style:style style:name="P41" style:parent-style-name="Обычный" style:family="paragraph">
      <style:paragraph-properties fo:margin-bottom="0in" fo:line-height="100%"/>
      <style:text-properties fo:font-weight="bold" style:font-weight-asian="bold"/>
    </style:style>
    <style:style style:name="P42" style:parent-style-name="Обычный" style:family="paragraph">
      <style:paragraph-properties fo:margin-bottom="0in" fo:line-height="100%"/>
    </style:style>
    <style:style style:name="T43" style:parent-style-name="Основнойшрифтабзаца" style:family="text">
      <style:text-properties fo:font-weight="bold" style:font-weight-asian="bold"/>
    </style:style>
    <style:style style:name="T44" style:parent-style-name="Основнойшрифтабзаца" style:family="text">
      <style:text-properties fo:font-weight="bold" style:font-weight-asian="bold"/>
    </style:style>
    <style:style style:name="T45" style:parent-style-name="Гиперссылка" style:family="text">
      <style:text-properties fo:font-weight="bold" style:font-weight-asian="bold"/>
    </style:style>
    <style:style style:name="T46" style:parent-style-name="Основнойшрифтабзаца" style:family="text">
      <style:text-properties fo:font-weight="bold" style:font-weight-asian="bold"/>
    </style:style>
    <style:style style:name="P47" style:parent-style-name="Обычный" style:family="paragraph">
      <style:paragraph-properties fo:margin-bottom="0in" fo:line-height="100%"/>
    </style:style>
    <style:style style:name="P48" style:parent-style-name="Обычный" style:family="paragraph">
      <style:paragraph-properties fo:margin-bottom="0in" fo:line-height="100%"/>
    </style:style>
    <style:style style:name="P49" style:parent-style-name="Абзацсписка" style:list-style-name="LFO8" style:family="paragraph">
      <style:paragraph-properties fo:margin-bottom="0in" fo:line-height="100%"/>
    </style:style>
    <style:style style:name="P50" style:parent-style-name="Абзацсписка" style:list-style-name="LFO8" style:family="paragraph">
      <style:paragraph-properties fo:margin-bottom="0in" fo:line-height="100%"/>
    </style:style>
    <style:style style:name="P51" style:parent-style-name="Абзацсписка" style:list-style-name="LFO8" style:family="paragraph">
      <style:paragraph-properties fo:margin-bottom="0in" fo:line-height="100%"/>
    </style:style>
    <style:style style:name="P52" style:parent-style-name="Абзацсписка" style:list-style-name="LFO8" style:family="paragraph">
      <style:paragraph-properties fo:margin-bottom="0in" fo:line-height="100%"/>
    </style:style>
    <style:style style:name="P53" style:parent-style-name="Абзацсписка" style:list-style-name="LFO8" style:family="paragraph">
      <style:paragraph-properties fo:margin-bottom="0in" fo:line-height="100%"/>
    </style:style>
    <style:style style:name="P54" style:parent-style-name="Абзацсписка" style:list-style-name="LFO8" style:family="paragraph">
      <style:paragraph-properties fo:margin-bottom="0in" fo:line-height="100%"/>
    </style:style>
    <style:style style:name="P55" style:parent-style-name="Абзацсписка" style:list-style-name="LFO8" style:family="paragraph">
      <style:paragraph-properties fo:margin-bottom="0in" fo:line-height="100%"/>
    </style:style>
    <style:style style:name="P56" style:parent-style-name="Абзацсписка" style:list-style-name="LFO8" style:family="paragraph">
      <style:paragraph-properties fo:margin-bottom="0in" fo:line-height="100%"/>
    </style:style>
    <style:style style:name="P57" style:parent-style-name="Абзацсписка" style:list-style-name="LFO8" style:family="paragraph">
      <style:paragraph-properties fo:margin-bottom="0in" fo:line-height="100%"/>
    </style:style>
    <style:style style:name="P58" style:parent-style-name="Обычный" style:family="paragraph">
      <style:paragraph-properties fo:margin-bottom="0in" fo:line-height="100%"/>
    </style:style>
    <style:style style:name="P59" style:parent-style-name="Обычный" style:family="paragraph">
      <style:paragraph-properties fo:margin-bottom="0in" fo:line-height="100%"/>
    </style:style>
    <style:style style:name="P60" style:parent-style-name="Обычный" style:family="paragraph">
      <style:paragraph-properties fo:margin-bottom="0in" fo:line-height="100%"/>
    </style:style>
    <style:style style:name="P61" style:parent-style-name="Обычный" style:family="paragraph">
      <style:paragraph-properties fo:margin-bottom="0in" fo:line-height="100%"/>
    </style:style>
    <style:style style:name="T62" style:parent-style-name="Основнойшрифтабзаца" style:family="text">
      <style:text-properties fo:font-weight="bold" style:font-weight-asian="bold"/>
    </style:style>
    <style:style style:name="T63" style:parent-style-name="Основнойшрифтабзаца" style:family="text">
      <style:text-properties fo:font-weight="bold" style:font-weight-asian="bold"/>
    </style:style>
    <style:style style:name="T64" style:parent-style-name="Гиперссылка" style:family="text">
      <style:text-properties fo:font-weight="bold" style:font-weight-asian="bold"/>
    </style:style>
    <style:style style:name="T65" style:parent-style-name="Основнойшрифтабзаца" style:family="text">
      <style:text-properties fo:font-weight="bold" style:font-weight-asian="bold"/>
    </style:style>
    <style:style style:name="T66" style:parent-style-name="Основнойшрифтабзаца" style:family="text">
      <style:text-properties fo:font-weight="bold" style:font-weight-asian="bold"/>
    </style:style>
    <style:style style:name="P67" style:parent-style-name="Обычный" style:family="paragraph">
      <style:paragraph-properties fo:margin-bottom="0in" fo:line-height="100%"/>
    </style:style>
    <style:style style:name="P68" style:parent-style-name="Обычный" style:family="paragraph">
      <style:paragraph-properties fo:margin-bottom="0in" fo:line-height="100%"/>
    </style:style>
    <style:style style:name="P69" style:parent-style-name="Обычный" style:family="paragraph">
      <style:paragraph-properties fo:margin-bottom="0in" fo:line-height="100%"/>
    </style:style>
    <style:style style:name="P70" style:parent-style-name="Абзацсписка" style:list-style-name="LFO7" style:family="paragraph">
      <style:paragraph-properties fo:margin-bottom="0in" fo:line-height="100%"/>
    </style:style>
    <style:style style:name="P71" style:parent-style-name="Абзацсписка" style:list-style-name="LFO7" style:family="paragraph">
      <style:paragraph-properties fo:margin-bottom="0in" fo:line-height="100%"/>
    </style:style>
    <style:style style:name="P72" style:parent-style-name="Абзацсписка" style:list-style-name="LFO7" style:family="paragraph">
      <style:paragraph-properties fo:margin-bottom="0in" fo:line-height="100%"/>
    </style:style>
    <style:style style:name="P73" style:parent-style-name="Абзацсписка" style:list-style-name="LFO7" style:family="paragraph">
      <style:paragraph-properties fo:margin-bottom="0in" fo:line-height="100%"/>
    </style:style>
    <style:style style:name="P74" style:parent-style-name="Абзацсписка" style:list-style-name="LFO7" style:family="paragraph">
      <style:paragraph-properties fo:margin-bottom="0in" fo:line-height="100%"/>
    </style:style>
    <style:style style:name="P75" style:parent-style-name="Абзацсписка" style:list-style-name="LFO7" style:family="paragraph">
      <style:paragraph-properties fo:margin-bottom="0in" fo:line-height="100%"/>
    </style:style>
    <style:style style:name="P76" style:parent-style-name="Абзацсписка" style:list-style-name="LFO7" style:family="paragraph">
      <style:paragraph-properties fo:margin-bottom="0in" fo:line-height="100%"/>
    </style:style>
    <style:style style:name="P77" style:parent-style-name="Обычный" style:family="paragraph">
      <style:paragraph-properties fo:margin-bottom="0in" fo:line-height="100%"/>
    </style:style>
    <style:style style:name="P78" style:parent-style-name="Обычный" style:family="paragraph">
      <style:paragraph-properties fo:margin-bottom="0in" fo:line-height="100%"/>
    </style:style>
    <style:style style:name="P79" style:parent-style-name="Обычный" style:family="paragraph">
      <style:paragraph-properties fo:margin-bottom="0in" fo:line-height="100%"/>
    </style:style>
    <style:style style:name="P80" style:parent-style-name="Обычный" style:family="paragraph">
      <style:paragraph-properties fo:margin-bottom="0in" fo:line-height="100%"/>
    </style:style>
    <style:style style:name="T81" style:parent-style-name="Основнойшрифтабзаца" style:family="text">
      <style:text-properties fo:font-weight="bold" style:font-weight-asian="bold"/>
    </style:style>
    <style:style style:name="T82" style:parent-style-name="Гиперссылка" style:family="text">
      <style:text-properties fo:font-weight="bold" style:font-weight-asian="bold"/>
    </style:style>
    <style:style style:name="T83" style:parent-style-name="Основнойшрифтабзаца" style:family="text">
      <style:text-properties fo:font-weight="bold" style:font-weight-asian="bold"/>
    </style:style>
    <style:style style:name="P84" style:parent-style-name="Обычный" style:family="paragraph">
      <style:paragraph-properties fo:margin-bottom="0in" fo:line-height="100%"/>
    </style:style>
    <style:style style:name="P85" style:parent-style-name="Обычный" style:family="paragraph">
      <style:paragraph-properties fo:margin-bottom="0in" fo:line-height="100%"/>
    </style:style>
    <style:style style:name="P86" style:parent-style-name="Абзацсписка" style:list-style-name="LFO6" style:family="paragraph">
      <style:paragraph-properties fo:margin-bottom="0in" fo:line-height="100%"/>
    </style:style>
    <style:style style:name="P87" style:parent-style-name="Абзацсписка" style:list-style-name="LFO6" style:family="paragraph">
      <style:paragraph-properties fo:margin-bottom="0in" fo:line-height="100%"/>
    </style:style>
    <style:style style:name="P88" style:parent-style-name="Абзацсписка" style:list-style-name="LFO6" style:family="paragraph">
      <style:paragraph-properties fo:margin-bottom="0in" fo:line-height="100%"/>
    </style:style>
    <style:style style:name="P89" style:parent-style-name="Абзацсписка" style:list-style-name="LFO6" style:family="paragraph">
      <style:paragraph-properties fo:margin-bottom="0in" fo:line-height="100%"/>
    </style:style>
    <style:style style:name="P90" style:parent-style-name="Абзацсписка" style:list-style-name="LFO6" style:family="paragraph">
      <style:paragraph-properties fo:margin-bottom="0in" fo:line-height="100%"/>
    </style:style>
    <style:style style:name="P91" style:parent-style-name="Абзацсписка" style:list-style-name="LFO6" style:family="paragraph">
      <style:paragraph-properties fo:margin-bottom="0in" fo:line-height="100%"/>
    </style:style>
    <style:style style:name="P92" style:parent-style-name="Абзацсписка" style:list-style-name="LFO6" style:family="paragraph">
      <style:paragraph-properties fo:margin-bottom="0in" fo:line-height="100%"/>
    </style:style>
    <style:style style:name="P93" style:parent-style-name="Абзацсписка" style:list-style-name="LFO6" style:family="paragraph">
      <style:paragraph-properties fo:margin-bottom="0in" fo:line-height="100%"/>
    </style:style>
    <style:style style:name="P94" style:parent-style-name="Обычный" style:family="paragraph">
      <style:paragraph-properties fo:margin-bottom="0in" fo:line-height="100%"/>
    </style:style>
    <style:style style:name="P95" style:parent-style-name="Обычный" style:family="paragraph">
      <style:paragraph-properties fo:margin-bottom="0in" fo:line-height="100%"/>
    </style:style>
    <style:style style:name="P96" style:parent-style-name="Обычный" style:family="paragraph">
      <style:paragraph-properties fo:margin-bottom="0in" fo:line-height="100%"/>
    </style:style>
    <style:style style:name="P97" style:parent-style-name="Обычный" style:family="paragraph">
      <style:paragraph-properties fo:margin-bottom="0in" fo:line-height="100%"/>
    </style:style>
    <style:style style:name="P98" style:parent-style-name="Обычный" style:family="paragraph">
      <style:paragraph-properties fo:margin-bottom="0in" fo:line-height="100%"/>
    </style:style>
    <style:style style:name="P99" style:parent-style-name="Абзацсписка" style:list-style-name="LFO5" style:family="paragraph">
      <style:paragraph-properties fo:margin-bottom="0in" fo:line-height="100%"/>
    </style:style>
    <style:style style:name="P100" style:parent-style-name="Абзацсписка" style:list-style-name="LFO5" style:family="paragraph">
      <style:paragraph-properties fo:margin-bottom="0in" fo:line-height="100%"/>
    </style:style>
    <style:style style:name="P101" style:parent-style-name="Абзацсписка" style:list-style-name="LFO5" style:family="paragraph">
      <style:paragraph-properties fo:margin-bottom="0in" fo:line-height="100%"/>
    </style:style>
    <style:style style:name="P102" style:parent-style-name="Абзацсписка" style:list-style-name="LFO5" style:family="paragraph">
      <style:paragraph-properties fo:margin-bottom="0in" fo:line-height="100%"/>
    </style:style>
    <style:style style:name="P103" style:parent-style-name="Абзацсписка" style:list-style-name="LFO5" style:family="paragraph">
      <style:paragraph-properties fo:margin-bottom="0in" fo:line-height="100%"/>
    </style:style>
    <style:style style:name="P104" style:parent-style-name="Абзацсписка" style:list-style-name="LFO5" style:family="paragraph">
      <style:paragraph-properties fo:margin-bottom="0in" fo:line-height="100%"/>
    </style:style>
    <style:style style:name="P105" style:parent-style-name="Абзацсписка" style:list-style-name="LFO5" style:family="paragraph">
      <style:paragraph-properties fo:margin-bottom="0in" fo:line-height="100%"/>
    </style:style>
    <style:style style:name="P106" style:parent-style-name="Обычный" style:family="paragraph">
      <style:paragraph-properties fo:margin-bottom="0in" fo:line-height="100%"/>
    </style:style>
    <style:style style:name="P107" style:parent-style-name="Обычный" style:family="paragraph">
      <style:paragraph-properties fo:margin-bottom="0in" fo:line-height="100%"/>
    </style:style>
    <style:style style:name="P108" style:parent-style-name="Обычный" style:family="paragraph">
      <style:paragraph-properties fo:margin-bottom="0in" fo:line-height="100%"/>
    </style:style>
    <style:style style:name="P109" style:parent-style-name="Обычный" style:family="paragraph">
      <style:paragraph-properties fo:margin-bottom="0in" fo:line-height="100%"/>
    </style:style>
    <style:style style:name="P110" style:parent-style-name="Обычный" style:family="paragraph">
      <style:paragraph-properties fo:margin-bottom="0in" fo:line-height="100%"/>
    </style:style>
    <style:style style:name="T111" style:parent-style-name="Основнойшрифтабзаца" style:family="text">
      <style:text-properties fo:font-weight="bold" style:font-weight-asian="bold"/>
    </style:style>
    <style:style style:name="T112" style:parent-style-name="Основнойшрифтабзаца" style:family="text">
      <style:text-properties fo:font-weight="bold" style:font-weight-asian="bold"/>
    </style:style>
    <style:style style:name="T113" style:parent-style-name="Основнойшрифтабзаца" style:family="text">
      <style:text-properties fo:font-weight="bold" style:font-weight-asian="bold"/>
    </style:style>
    <style:style style:name="T114" style:parent-style-name="Гиперссылка" style:family="text">
      <style:text-properties fo:font-weight="bold" style:font-weight-asian="bold"/>
    </style:style>
    <style:style style:name="T115" style:parent-style-name="Основнойшрифтабзаца" style:family="text">
      <style:text-properties fo:font-weight="bold" style:font-weight-asian="bold"/>
    </style:style>
    <style:style style:name="T116" style:parent-style-name="Основнойшрифтабзаца" style:family="text">
      <style:text-properties fo:font-weight="bold" style:font-weight-asian="bold"/>
    </style:style>
    <style:style style:name="P117" style:parent-style-name="Обычный" style:family="paragraph">
      <style:paragraph-properties fo:margin-bottom="0in" fo:line-height="100%"/>
    </style:style>
    <style:style style:name="P118" style:parent-style-name="Обычный" style:family="paragraph">
      <style:paragraph-properties fo:margin-bottom="0in" fo:line-height="100%"/>
    </style:style>
    <style:style style:name="P119" style:parent-style-name="Абзацсписка" style:list-style-name="LFO4" style:family="paragraph">
      <style:paragraph-properties fo:margin-bottom="0in" fo:line-height="100%"/>
    </style:style>
    <style:style style:name="P120" style:parent-style-name="Абзацсписка" style:list-style-name="LFO4" style:family="paragraph">
      <style:paragraph-properties fo:margin-bottom="0in" fo:line-height="100%"/>
    </style:style>
    <style:style style:name="P121" style:parent-style-name="Абзацсписка" style:list-style-name="LFO4" style:family="paragraph">
      <style:paragraph-properties fo:margin-bottom="0in" fo:line-height="100%"/>
    </style:style>
    <style:style style:name="P122" style:parent-style-name="Абзацсписка" style:list-style-name="LFO4" style:family="paragraph">
      <style:paragraph-properties fo:margin-bottom="0in" fo:line-height="100%"/>
    </style:style>
    <style:style style:name="P123" style:parent-style-name="Абзацсписка" style:list-style-name="LFO4" style:family="paragraph">
      <style:paragraph-properties fo:margin-bottom="0in" fo:line-height="100%"/>
    </style:style>
    <style:style style:name="P124" style:parent-style-name="Абзацсписка" style:list-style-name="LFO4" style:family="paragraph">
      <style:paragraph-properties fo:margin-bottom="0in" fo:line-height="100%"/>
    </style:style>
    <style:style style:name="P125" style:parent-style-name="Абзацсписка" style:list-style-name="LFO4" style:family="paragraph">
      <style:paragraph-properties fo:margin-bottom="0in" fo:line-height="100%"/>
    </style:style>
    <style:style style:name="P126" style:parent-style-name="Абзацсписка" style:list-style-name="LFO4" style:family="paragraph">
      <style:paragraph-properties fo:margin-bottom="0in" fo:line-height="100%"/>
    </style:style>
    <style:style style:name="P127" style:parent-style-name="Абзацсписка" style:list-style-name="LFO4" style:family="paragraph">
      <style:paragraph-properties fo:margin-bottom="0in" fo:line-height="100%"/>
    </style:style>
    <style:style style:name="P128" style:parent-style-name="Обычный" style:family="paragraph">
      <style:paragraph-properties fo:margin-bottom="0in" fo:line-height="100%"/>
    </style:style>
    <style:style style:name="P129" style:parent-style-name="Обычный" style:family="paragraph">
      <style:paragraph-properties fo:margin-bottom="0in" fo:line-height="100%"/>
    </style:style>
    <style:style style:name="P130" style:parent-style-name="Обычный" style:family="paragraph">
      <style:paragraph-properties fo:margin-bottom="0in" fo:line-height="100%"/>
    </style:style>
    <style:style style:name="T131" style:parent-style-name="Основнойшрифтабзаца" style:family="text">
      <style:text-properties fo:font-weight="bold" style:font-weight-asian="bold"/>
    </style:style>
    <style:style style:name="T132" style:parent-style-name="Гиперссылка" style:family="text">
      <style:text-properties fo:font-weight="bold" style:font-weight-asian="bold"/>
    </style:style>
    <style:style style:name="T133" style:parent-style-name="Основнойшрифтабзаца" style:family="text">
      <style:text-properties fo:font-weight="bold" style:font-weight-asian="bold"/>
    </style:style>
    <style:style style:name="P134" style:parent-style-name="Обычный" style:family="paragraph">
      <style:paragraph-properties fo:margin-bottom="0in" fo:line-height="100%"/>
    </style:style>
    <style:style style:name="P135" style:parent-style-name="Обычный" style:family="paragraph">
      <style:paragraph-properties fo:margin-bottom="0in" fo:line-height="100%"/>
    </style:style>
    <style:style style:name="P136" style:parent-style-name="Абзацсписка" style:list-style-name="LFO3" style:family="paragraph">
      <style:paragraph-properties fo:margin-bottom="0in" fo:line-height="100%"/>
    </style:style>
    <style:style style:name="P137" style:parent-style-name="Абзацсписка" style:list-style-name="LFO3" style:family="paragraph">
      <style:paragraph-properties fo:margin-bottom="0in" fo:line-height="100%"/>
    </style:style>
    <style:style style:name="P138" style:parent-style-name="Абзацсписка" style:list-style-name="LFO3" style:family="paragraph">
      <style:paragraph-properties fo:margin-bottom="0in" fo:line-height="100%"/>
    </style:style>
    <style:style style:name="P139" style:parent-style-name="Абзацсписка" style:list-style-name="LFO3" style:family="paragraph">
      <style:paragraph-properties fo:margin-bottom="0in" fo:line-height="100%"/>
    </style:style>
    <style:style style:name="P140" style:parent-style-name="Абзацсписка" style:list-style-name="LFO3" style:family="paragraph">
      <style:paragraph-properties fo:margin-bottom="0in" fo:line-height="100%"/>
    </style:style>
    <style:style style:name="P141" style:parent-style-name="Абзацсписка" style:list-style-name="LFO3" style:family="paragraph">
      <style:paragraph-properties fo:margin-bottom="0in" fo:line-height="100%"/>
    </style:style>
    <style:style style:name="P142" style:parent-style-name="Абзацсписка" style:list-style-name="LFO3" style:family="paragraph">
      <style:paragraph-properties fo:margin-bottom="0in" fo:line-height="100%"/>
    </style:style>
    <style:style style:name="P143" style:parent-style-name="Обычный" style:family="paragraph">
      <style:paragraph-properties fo:margin-bottom="0in" fo:line-height="100%"/>
    </style:style>
    <style:style style:name="P144" style:parent-style-name="Обычный" style:family="paragraph">
      <style:paragraph-properties fo:margin-bottom="0in" fo:line-height="100%"/>
    </style:style>
    <style:style style:name="P145" style:parent-style-name="Обычный" style:family="paragraph">
      <style:paragraph-properties fo:margin-bottom="0in" fo:line-height="100%"/>
    </style:style>
    <style:style style:name="P146" style:parent-style-name="Обычный" style:family="paragraph">
      <style:paragraph-properties fo:margin-bottom="0in" fo:line-height="100%"/>
    </style:style>
    <style:style style:name="T147" style:parent-style-name="Основнойшрифтабзаца" style:family="text">
      <style:text-properties fo:font-weight="bold" style:font-weight-asian="bold"/>
    </style:style>
    <style:style style:name="T148" style:parent-style-name="Гиперссылка" style:family="text">
      <style:text-properties fo:font-weight="bold" style:font-weight-asian="bold"/>
    </style:style>
    <style:style style:name="T149" style:parent-style-name="Основнойшрифтабзаца" style:family="text">
      <style:text-properties fo:font-weight="bold" style:font-weight-asian="bold"/>
    </style:style>
    <style:style style:name="P150" style:parent-style-name="Обычный" style:family="paragraph">
      <style:paragraph-properties fo:margin-bottom="0in" fo:line-height="100%"/>
    </style:style>
    <style:style style:name="P151" style:parent-style-name="Обычный" style:family="paragraph">
      <style:paragraph-properties fo:margin-bottom="0in" fo:line-height="100%"/>
    </style:style>
    <style:style style:name="P152" style:parent-style-name="Абзацсписка" style:list-style-name="LFO2" style:family="paragraph">
      <style:paragraph-properties fo:margin-bottom="0in" fo:line-height="100%"/>
    </style:style>
    <style:style style:name="P153" style:parent-style-name="Абзацсписка" style:list-style-name="LFO2" style:family="paragraph">
      <style:paragraph-properties fo:margin-bottom="0in" fo:line-height="100%"/>
    </style:style>
    <style:style style:name="P154" style:parent-style-name="Абзацсписка" style:list-style-name="LFO2" style:family="paragraph">
      <style:paragraph-properties fo:margin-bottom="0in" fo:line-height="100%"/>
    </style:style>
    <style:style style:name="P155" style:parent-style-name="Абзацсписка" style:list-style-name="LFO2" style:family="paragraph">
      <style:paragraph-properties fo:margin-bottom="0in" fo:line-height="100%"/>
    </style:style>
    <style:style style:name="P156" style:parent-style-name="Абзацсписка" style:list-style-name="LFO2" style:family="paragraph">
      <style:paragraph-properties fo:margin-bottom="0in" fo:line-height="100%"/>
    </style:style>
    <style:style style:name="P157" style:parent-style-name="Абзацсписка" style:list-style-name="LFO2" style:family="paragraph">
      <style:paragraph-properties fo:margin-bottom="0in" fo:line-height="100%"/>
    </style:style>
    <style:style style:name="P158" style:parent-style-name="Абзацсписка" style:list-style-name="LFO2" style:family="paragraph">
      <style:paragraph-properties fo:margin-bottom="0in" fo:line-height="100%"/>
    </style:style>
    <style:style style:name="P159" style:parent-style-name="Абзацсписка" style:list-style-name="LFO2" style:family="paragraph">
      <style:paragraph-properties fo:margin-bottom="0in" fo:line-height="100%"/>
    </style:style>
    <style:style style:name="P160" style:parent-style-name="Абзацсписка" style:list-style-name="LFO2" style:family="paragraph">
      <style:paragraph-properties fo:margin-bottom="0in" fo:line-height="100%"/>
    </style:style>
    <style:style style:name="P161" style:parent-style-name="Абзацсписка" style:list-style-name="LFO2" style:family="paragraph">
      <style:paragraph-properties fo:margin-bottom="0in" fo:line-height="100%"/>
    </style:style>
    <style:style style:name="P162" style:parent-style-name="Абзацсписка" style:list-style-name="LFO2" style:family="paragraph">
      <style:paragraph-properties fo:margin-bottom="0in" fo:line-height="100%"/>
    </style:style>
    <style:style style:name="P163" style:parent-style-name="Абзацсписка" style:list-style-name="LFO2" style:family="paragraph">
      <style:paragraph-properties fo:margin-bottom="0in" fo:line-height="100%"/>
    </style:style>
    <style:style style:name="P164" style:parent-style-name="Обычный" style:family="paragraph">
      <style:paragraph-properties fo:margin-bottom="0in" fo:line-height="100%"/>
    </style:style>
    <style:style style:name="P165" style:parent-style-name="Обычный" style:family="paragraph">
      <style:paragraph-properties fo:margin-bottom="0in" fo:line-height="100%"/>
    </style:style>
    <style:style style:name="P166" style:parent-style-name="Обычный" style:family="paragraph">
      <style:paragraph-properties fo:margin-bottom="0in" fo:line-height="100%"/>
    </style:style>
    <style:style style:name="P167" style:parent-style-name="Обычный" style:family="paragraph">
      <style:paragraph-properties fo:margin-bottom="0in" fo:line-height="100%"/>
    </style:style>
    <style:style style:name="P168" style:parent-style-name="Обычный" style:family="paragraph">
      <style:paragraph-properties fo:margin-bottom="0in" fo:line-height="100%"/>
      <style:text-properties fo:font-weight="bold" style:font-weight-asian="bold"/>
    </style:style>
    <style:style style:name="P169" style:parent-style-name="Обычный" style:family="paragraph">
      <style:paragraph-properties fo:margin-bottom="0in" fo:line-height="100%"/>
    </style:style>
    <style:style style:name="P170" style:parent-style-name="Обычный" style:family="paragraph">
      <style:paragraph-properties fo:margin-bottom="0in" fo:line-height="100%"/>
    </style:style>
    <style:style style:name="P171" style:parent-style-name="Обычный" style:family="paragraph">
      <style:paragraph-properties fo:margin-bottom="0in" fo:line-height="100%"/>
    </style:style>
    <style:style style:name="P172" style:parent-style-name="Обычный" style:family="paragraph">
      <style:paragraph-properties fo:margin-bottom="0in" fo:line-height="100%"/>
    </style:style>
    <style:style style:name="P173" style:parent-style-name="Обычный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Alexey Omelchenko</text:p>
      <text:p text:style-name="P2">Phone: 347-871-1178</text:p>
      <text:p text:style-name="P3">E-mail:<text:s/><text:a xlink:href="mailto:Alexey.S.Omelchenko@gmail.com" office:target-frame-name="_top" xlink:show="replace"><text:span text:style-name="Гиперссылка">Alexey.S.Omelchenko@gmail.com</text:span></text:a></text:p>
      <text:p text:style-name="P4"/>
      <text:p text:style-name="P5"/>
      <text:p text:style-name="P6">SENIOR SOFTWARE DEVELOPER</text:p>
      <text:p text:style-name="P7"/>
      <text:p text:style-name="P8">OBJECTIVE</text:p>
      <text:p text:style-name="P9">A challenging position that can utilize and<text:s/>further sharpen<text:s/>my<text:s/>expertise in development of high-performance enterprise-level software</text:p>
      <text:p text:style-name="P10"/>
      <text:p text:style-name="P11"><text:span text:style-name="T12">SUMMARY</text:span></text:p>
      <text:list text:style-name="LFO1" text:continue-numbering="true">
        <text:list-item>
          <text:p text:style-name="P13">Over 11 years of software development experience</text:p>
        </text:list-item>
        <text:list-item>
          <text:p text:style-name="P14">Expertise in application performance analysis and optimization</text:p>
        </text:list-item>
        <text:list-item>
          <text:p text:style-name="P15">Strong experience in design and development of client-server enterprise systems</text:p>
        </text:list-item>
        <text:list-item>
          <text:p text:style-name="P16">Excellent C++ with emphasis of object oriented programming</text:p>
        </text:list-item>
        <text:list-item>
          <text:p text:style-name="P17">Proficiency in industry standard C++ libraries and technologies</text:p>
        </text:list-item>
        <text:list-item>
          <text:p text:style-name="P18">Strong skills in cross-platform development and porting</text:p>
        </text:list-item>
        <text:list-item>
          <text:p text:style-name="P19">Comprehensive knowledge of data modeling on physical and logical levels</text:p>
        </text:list-item>
        <text:list-item>
          <text:p text:style-name="P20">Over 6<text:s/>years of software systems development for major financial institutions in USA and Europe</text:p>
        </text:list-item>
        <text:list-item>
          <text:p text:style-name="P21">Understanding of banking, investment, and financial services industry needs and transactions</text:p>
        </text:list-item>
        <text:list-item>
          <text:p text:style-name="P22">Excellent problem solving skills</text:p>
        </text:list-item>
        <text:list-item>
          <text:p text:style-name="P23">Excellent communication<text:s/>and interpersonal<text:s/>skills, leadership and teamwork</text:p>
        </text:list-item>
        <text:list-item>
          <text:p text:style-name="P24">Need a sponsor for<text:s/>a new<text:s/>H1B visa</text:p>
        </text:list-item>
      </text:list>
      <text:p text:style-name="P25"/>
      <text:p text:style-name="P26">SKILLS</text:p>
      <text:p text:style-name="P27">Programming languages: C++<text:s/>(including C++11), C#, .Net, C, Java,<text:s/>Objective-C,<text:s/>SQL, Python,</text:p>
      <text:p text:style-name="P28"><text:s text:c="41"/>Perl, Assembler</text:p>
      <text:p text:style-name="P29">Libraries &amp; technologies: <text:s/>STL, Boost, Win32 API,<text:s/>MFC, ATL, WTL,<text:s/>COM,<text:s/>Posix, Intel TBB,<text:s/>FIX,</text:p>
      <text:p text:style-name="P30"><text:s text:c="42"/>Tibco RV, ZeroC ICE,<text:s/>ZeroC IceFIX, P/Invoke,<text:s/>JNI</text:p>
      <text:p text:style-name="P31">Architecture &amp; design: <text:s text:c="6"/>UML, Design Patterns</text:p>
      <text:p text:style-name="P32">Web technologies: <text:s text:c="11"/>HTML,<text:s/>XML,<text:s/>XSLT,<text:s/>PHP, LAMP</text:p>
      <text:p text:style-name="P33">RDBMS: <text:s text:c="27"/>Oracle Database, MS SQL Server, MySQL, Sybase<text:s/>ASE</text:p>
      <text:p text:style-name="P34">Software platforms: <text:s text:c="8"/><text:s/><text:s/>Linux, Solaris,<text:s/>Windows 2008/2003/2000,<text:s/>Windows<text:s/>7/Vista/XP</text:p>
      <text:p text:style-name="P35">Development tools: <text:s text:c="10"/>CVS, SVN (Subversion), Clearcase, Source Safe,<text:s/>Enterprise Architect</text:p>
      <text:p text:style-name="P36">Performance tools: <text:s text:c="11"/>Intel C++ Compiler, Intel Performance Libraries, Intel VTune</text:p>
      <text:p text:style-name="P37">Hardware platforms: <text:s text:c="8"/>x86, Itanium, x86-64 (AMD64), XScale</text:p>
      <text:p text:style-name="P38">Virtualization: <text:s text:c="19"/>VMware, Xen</text:p>
      <text:p text:style-name="P39">Development process: <text:s text:c="5"/>Agile, Iterative methodologies, Scrum, TDD, FDD, PSP, TSP, XP</text:p>
      <text:p text:style-name="P40"/>
      <text:p text:style-name="P41">EXPERIENCE</text:p>
      <text:p text:style-name="P42"><text:span text:style-name="T43">2010 – Present,</text:span><text:span text:style-name="T44"><text:s/>Lead of Development Team, Otkritie (</text:span><text:a xlink:href="http://www.open.ru/en/" office:target-frame-name="_top" xlink:show="replace"><text:span text:style-name="T45">www.open.ru/en/</text:span></text:a><text:span text:style-name="T46">), Moscow, Russia</text:span></text:p>
      <text:p text:style-name="P47">Systems: Internet Banking, SugarCRM, OTRS, CreditRegistry,<text:s/>Accounting<text:s/>System, SMS Information Service</text:p>
      <text:p text:style-name="P48">A set of systems designed for needs of Bank’s corporate clients and VIP oriented business.<text:s/>Different systems are integrated. Some services are written from zero, another modified and adapted from open source projects.</text:p>
      <text:list text:style-name="LFO8" text:continue-numbering="true">
        <text:list-item>
          <text:p text:style-name="P49">Headed development and integration of in-house information systems and open source solutions</text:p>
        </text:list-item>
        <text:list-item>
          <text:p text:style-name="P50">Designed<text:s/>and implemented a<text:s/>framework<text:s/>for internal system services development, it includes service management, logging, unified configuration management, communication layer</text:p>
        </text:list-item>
        <text:list-item>
          <text:p text:style-name="P51">Developed SMS Information Service<text:s/>– C# Windows Service, robust, fault tolerant, that notifies recipients about events in various information systems through SMS</text:p>
        </text:list-item>
        <text:list-item>
          <text:p text:style-name="P52">Participated in integration of an external Internet Banking System and our internal Accounting System – determined format and data structure of documents, UML</text:p>
        </text:list-item>
        <text:list-item>
          <text:p text:style-name="P53">Developed an integration service for transformation of file-based requests on Windows server into remote shell scripts calls on Unix-based server, transformation of asynchronous requests to synchronous processing was implemented, C++<text:s/>multithreaded<text:s/>client-server<text:s/></text:p>
        </text:list-item>
        <text:list-item>
          <text:p text:style-name="P54">Developed robust file delivery service in Python – to ensure that file from a local folder will be delivered to a remote location even in case of temporary network problems – the service is important for systems integration implemented through file exchange</text:p>
        </text:list-item>
        <text:list-item>
          <text:p text:style-name="P55">Participated in customization of SugarCRM to internal needs – set of integrations and custom improvements for the systems: Internet Banking, Accounting System, Analytic System and United Data Storage</text:p>
        </text:list-item>
        <text:list-item>
          <text:p text:style-name="P56">Implemented real time performance monitoring for business critical systems using testing framework and monitoring system, Nagios</text:p>
        </text:list-item>
        <text:list-item>
          <text:p text:style-name="P57">Obtained solid knowledge of<text:s/>corporate banking services</text:p>
        </text:list-item>
      </text:list>
      <text:p text:style-name="P58">Environment: C++, C#, Python, Perl, PHP, STL, Boost, Oracle, MS SQL Server, MySQL, SVN,</text:p>
      <text:p text:style-name="P59"><text:s text:c="21"/><text:s/>ZeroC ICE,<text:s/>NUnit, CppUnit,<text:s/>UML, Redmine, Windows, Linux</text:p>
      <text:p text:style-name="P60"/>
      <text:p text:style-name="P61"><text:span text:style-name="T62">2009 – 2010, Senior Software Developer (AVP), Deutsche Bank<text:s/></text:span><text:span text:style-name="T63">(</text:span><text:a xlink:href="http://db.com" office:target-frame-name="_top" xlink:show="replace"><text:span text:style-name="T64">db.com</text:span></text:a><text:span text:style-name="T65">)</text:span><text:span text:style-name="T66">, Moscow, Russia</text:span></text:p>
      <text:p text:style-name="P67">Systems: ARIS, Score</text:p>
      <text:p text:style-name="P68">Two automated risk management systems<text:s/>that valuate more than 1M<text:s/>trades daily. They are written in C#, use external risk engine written in C++, running on DataSynapse grid. DBMS – Oracle. For some types of reports FireBird is used.</text:p>
      <text:p text:style-name="P69">They are deployed to 2 Citrix boxes, 10 application servers and pool of 3k DataSynapse engines.</text:p>
      <text:list text:style-name="LFO7" text:continue-numbering="true">
        <text:list-item>
          <text:p text:style-name="P70">Supervised system development as technical owner</text:p>
        </text:list-item>
        <text:list-item>
          <text:p text:style-name="P71">Delivered 4 major releases of the systems without issues</text:p>
        </text:list-item>
        <text:list-item>
          <text:p text:style-name="P72">Implemented a number of new<text:s/>reports</text:p>
        </text:list-item>
        <text:list-item>
          <text:p text:style-name="P73">Implemented permissions system for books of trades and reports</text:p>
        </text:list-item>
        <text:list-item>
          <text:p text:style-name="P74">Developed automated regression testing of critical reports in collaboration with testing team</text:p>
        </text:list-item>
        <text:list-item>
          <text:p text:style-name="P75">Coordinated work of development team in Moscow and business in London, Singapore and South America</text:p>
        </text:list-item>
        <text:list-item>
          <text:p text:style-name="P76">Obtained<text:s/>knowledge of valuation of asset derivatives - FX, Money Market, FI, IR Swaps</text:p>
        </text:list-item>
      </text:list>
      <text:p text:style-name="P77">Environment: C#, C++,<text:s/>STL, Boost, Python,<text:s/>Oracle,<text:s/>DataSynapse, SVN, UML, Jira, Confluence,</text:p>
      <text:p text:style-name="P78"><text:s text:c="21"/><text:s/>Windows</text:p>
      <text:p text:style-name="P79"/>
      <text:p text:style-name="P80"><text:span text:style-name="T81">2007 – 2009, Senior Software Developer, UBS (</text:span><text:a xlink:href="http://ubs.com" office:target-frame-name="_top" xlink:show="replace"><text:span text:style-name="T82">ubs.com</text:span></text:a><text:span text:style-name="T83">), Moscow, Russia</text:span></text:p>
      <text:p text:style-name="P84">System: Termi</text:p>
      <text:p text:style-name="P85">Solution<text:s/>designed<text:s/>for<text:s/>securities trading, pricing, order management, trade audit and much more. It is used for trading of different derivatives. Termi is composed of a large number of processes; a huge number of batch jobs, scripts and cron jobs; and at least 3 databases.</text:p>
      <text:list text:style-name="LFO6" text:continue-numbering="true">
        <text:list-item>
          <text:p text:style-name="P86">Transferred ownership of the system from another external team in 1.5 months</text:p>
        </text:list-item>
        <text:list-item>
          <text:p text:style-name="P87">Organized team knowledge transfer</text:p>
        </text:list-item>
        <text:list-item>
          <text:p text:style-name="P88">Supported the system until its total decommission</text:p>
        </text:list-item>
        <text:list-item>
          <text:p text:style-name="P89">Assisted in step-by-step migration of dataflow into another new systems</text:p>
        </text:list-item>
        <text:list-item>
          <text:p text:style-name="P90">Maintained legacy code in C, C++, Objective C, Perl, C Shell</text:p>
        </text:list-item>
        <text:list-item>
          <text:p text:style-name="P91">Fixed a number of defects in source code</text:p>
        </text:list-item>
        <text:list-item>
          <text:p text:style-name="P92">Implemented a number of stubs and connectors for new systems integration</text:p>
        </text:list-item>
        <text:list-item>
          <text:p text:style-name="P93">Obtained knowledge of pricing of FI, FX derivatives</text:p>
        </text:list-item>
      </text:list>
      <text:p text:style-name="P94">Environment: C++, C, Objective C, Perl,<text:s/>FIX,<text:s/>TCP/IP, Socket, Crontab, UML, Oracle, Sybase,</text:p>
      <text:p text:style-name="P95"><text:s text:c="21"/><text:s/>MS SQL Server, C Shell,<text:s/>Jira, Confluence,<text:s/>Solaris</text:p>
      <text:p text:style-name="P96"/>
      <text:soft-page-break/>
      <text:p text:style-name="P97">System: Ultrabond</text:p>
      <text:p text:style-name="P98">Solution<text:s/>for Mortgage-Backed securities data analysis<text:s/>designed as client-server software.<text:s/>Client side has Excel-like interface with<text:s/>tables, figures, charts and<text:s/>support<text:s/>of data<text:s/>import and export<text:s/>to common formats. Platform: C#, Windows. Server side is distributed scalable computing system with single front-end and multiple back-ends, written in C++ for Solaris and Linux. Communication layer is Tibco<text:s/>Rendezvous and ZeroC ICE.</text:p>
      <text:list text:style-name="LFO5" text:continue-numbering="true">
        <text:list-item>
          <text:p text:style-name="P99">Participated in planning and development of many small to medium projects</text:p>
        </text:list-item>
        <text:list-item>
          <text:p text:style-name="P100">Added support of new external data feed – an external database, Oracle</text:p>
        </text:list-item>
        <text:list-item>
          <text:p text:style-name="P101">Developed Perl script for conversion and import of historical data form a set of files</text:p>
        </text:list-item>
        <text:list-item>
          <text:p text:style-name="P102">Ported server side software for Windows – the code became cross-platform – Solaris, Linux, Windows</text:p>
        </text:list-item>
        <text:list-item>
          <text:p text:style-name="P103">Implemented general cache server on C#<text:s/></text:p>
        </text:list-item>
        <text:list-item>
          <text:p text:style-name="P104">Worked with other teams and business users</text:p>
        </text:list-item>
        <text:list-item>
          <text:p text:style-name="P105">Obtained knowledge of valuation of fixed income and in particular<text:s/>Mortgage-Backed securities</text:p>
        </text:list-item>
      </text:list>
      <text:p text:style-name="P106">Environment: C++, C#, Perl, STL, Boost,<text:s/>Threading,<text:s/>Syncfutsion,<text:s/>Tibco RV, ZeroC ICE, Sybase,</text:p>
      <text:p text:style-name="P107"><text:s text:c="21"/><text:s/>Oracle,<text:s/>CppUnit, NUnit,<text:s/>Clearcase, UML,<text:s/>Jira, Confluence<text:s/>Linux, Windows, Solaris</text:p>
      <text:p text:style-name="P108"/>
      <text:p text:style-name="P109"/>
      <text:p text:style-name="P110"><text:span text:style-name="T111">2006 – 2007, Senior Software Developer,<text:s/></text:span><text:span text:style-name="T112">CQG<text:s/></text:span><text:span text:style-name="T113">(</text:span><text:a xlink:href="http://cqg.com" office:target-frame-name="_top" xlink:show="replace"><text:span text:style-name="T114">cqg.com</text:span></text:a><text:span text:style-name="T115">)</text:span><text:span text:style-name="T116">, Moscow, Russia</text:span></text:p>
      <text:p text:style-name="P117">Product: CQG for Windows</text:p>
      <text:p text:style-name="P118">Solution for all professional trader needs. It includes market coverage for futures, options, fixed income, foreign exchange, equities and indices. It incorporates several different interfaces – depth-of-market order book views, charts, spreadsheets.</text:p>
      <text:list text:style-name="LFO4" text:continue-numbering="true">
        <text:list-item>
          <text:p text:style-name="P119">Guided development team of 4 people as<text:s/>a<text:s/>team lead</text:p>
        </text:list-item>
        <text:list-item>
          <text:p text:style-name="P120">Performed performance analysis of the application, found<text:s/>several sources<text:s/>performance<text:s/>bottlenecks</text:p>
        </text:list-item>
        <text:list-item>
          <text:p text:style-name="P121">Delivered 3 projects from 2 to 3<text:s/>month length</text:p>
        </text:list-item>
        <text:list-item>
          <text:p text:style-name="P122">Designed event based data provisioning<text:s/>for<text:s/>multithreaded<text:s/>user interface</text:p>
        </text:list-item>
        <text:list-item>
          <text:p text:style-name="P123">Implemented new feature – Greeks values on depth-of-market trading interface – one additional column with corresponding valuated numbers<text:s/>– ActiveX control</text:p>
        </text:list-item>
        <text:list-item>
          <text:p text:style-name="P124">Implemented interface improvement – Study Values on depth-of-market – every analytic curve on chart view that has value in price units can be shown on price column of DOM trading interface<text:s/>– ActiveX control</text:p>
        </text:list-item>
        <text:list-item>
          <text:p text:style-name="P125">Used a set of well-known<text:s/>Design Patterns</text:p>
        </text:list-item>
        <text:list-item>
          <text:p text:style-name="P126">Obtained<text:s/>solid<text:s/>knowledge of standard development process – CMMI, PSP, TSP, Scrum</text:p>
        </text:list-item>
        <text:list-item>
          <text:p text:style-name="P127">Obtained remarkable knowledge of financial market terminology and business processes</text:p>
        </text:list-item>
      </text:list>
      <text:p text:style-name="P128">Environment: C++, COM, ActiveX, STL, Boost, WTL, MFC,<text:s/>CVS, UML,<text:s/>Windows</text:p>
      <text:p text:style-name="P129"/>
      <text:p text:style-name="P130"><text:span text:style-name="T131">2004 – 2006, Software Developer, ABBYY (</text:span><text:a xlink:href="http://abbyy.com/" office:target-frame-name="_top" xlink:show="replace"><text:span text:style-name="T132">abbyy.com</text:span></text:a><text:span text:style-name="T133">), Moscow, Russia</text:span></text:p>
      <text:p text:style-name="P134">Product: ABBYY Recognition Server (<text:a xlink:href="http://www.abbyy.com/recognition_server/" office:target-frame-name="_top" xlink:show="replace"><text:span text:style-name="Гиперссылка">http://www.abbyy.com/recognition_server/</text:span></text:a>)</text:p>
      <text:p text:style-name="P135">Server-based OCR solution for automated document processing designed for high volume workload with transparent scalability and fault tolerance.</text:p>
      <text:list text:style-name="LFO3" text:continue-numbering="true">
        <text:list-item>
          <text:p text:style-name="P136">Designed and implemented GUI management console<text:s/>for the server</text:p>
        </text:list-item>
        <text:list-item>
          <text:p text:style-name="P137">Improved scalability for huge-size multipage documents processing</text:p>
        </text:list-item>
        <text:list-item>
          <text:p text:style-name="P138">Ported OCR Engine from Windows to Linux</text:p>
        </text:list-item>
        <text:list-item>
          <text:p text:style-name="P139">Implemented system layer API emulation for Linux</text:p>
        </text:list-item>
        <text:list-item>
          <text:p text:style-name="P140">Developed compiler of Windows resource file language</text:p>
        </text:list-item>
        <text:list-item>
          <text:p text:style-name="P141">Obtained remarkable knowledge of Win32 API and COM technology</text:p>
        </text:list-item>
        <text:list-item>
          <text:p text:style-name="P142">Released first version of the Recognition Server</text:p>
        </text:list-item>
      </text:list>
      <text:p text:style-name="P143">Environment: C++,<text:s/>STL, MFC,<text:s/>ATL,<text:s/>COM, RPC,<text:s/>MMC,<text:s/>Windows Service,<text:s/>VSS,<text:s/>UML, Windows,</text:p>
      <text:p text:style-name="P144"><text:s text:c="22"/>Linux</text:p>
      <text:p text:style-name="P145"/>
      <text:soft-page-break/>
      <text:p text:style-name="P146"><text:span text:style-name="T147">2001 – 2004, Software Developer, Intel (</text:span><text:a xlink:href="http://intel.com" office:target-frame-name="_top" xlink:show="replace"><text:span text:style-name="T148">intel.com</text:span></text:a><text:span text:style-name="T149">), Nizhny Novgorod, Russia</text:span></text:p>
      <text:p text:style-name="P150">Product: Intel Performance Libraries<text:s/>(<text:a xlink:href="http://software.intel.com/en-us/articles/intel-ipp/" office:target-frame-name="_top" xlink:show="replace"><text:span text:style-name="Гиперссылка">http://software.intel.com/en-us/articles/intel-ipp/</text:span></text:a>)</text:p>
      <text:p text:style-name="P151">Highly optimized<text:s/>cross-platform<text:s/>software functions for multimedia, data processing, and communications applications.</text:p>
      <text:list text:style-name="LFO2" text:continue-numbering="true">
        <text:list-item>
          <text:p text:style-name="P152">Obtained outstanding experience in software performance analysis and optimization</text:p>
        </text:list-item>
        <text:list-item>
          <text:p text:style-name="P153">Implemented and highly optimized diverse functions for Intel processors: Pentium 4, Itanium, XScale</text:p>
        </text:list-item>
        <text:list-item>
          <text:p text:style-name="P154">Implemented algorithms for matrix processing, video processing, cryptography, big number arithmetic, XML processing</text:p>
        </text:list-item>
        <text:list-item>
          <text:p text:style-name="P155">Participated in delivery of 4<text:s/>major releases of Performance Libraries</text:p>
        </text:list-item>
        <text:list-item>
          <text:p text:style-name="P156">Performed competitive performance analysis of MySQL engine built with GCC vs. Intel C++ Compiler. That was done for joint project of Intel Compiler team &amp; MySQL</text:p>
        </text:list-item>
        <text:list-item>
          <text:p text:style-name="P157">Designed several libraries including cryptography and<text:s/>XML processing</text:p>
        </text:list-item>
        <text:list-item>
          <text:p text:style-name="P158">Acquired deep knowledge of cross-platform software development</text:p>
        </text:list-item>
        <text:list-item>
          <text:p text:style-name="P159">Investigated new technology<text:s/>–<text:s/>.Net<text:s/>–<text:s/>using open source implementation from Microsoft</text:p>
        </text:list-item>
        <text:list-item>
          <text:p text:style-name="P160">Proposed a set of improvements for .Net Framework that highlight Intel performance values</text:p>
        </text:list-item>
        <text:list-item>
          <text:p text:style-name="P161">Obtained important experience of<text:s/>working in a global organization and performing to its corporate values</text:p>
        </text:list-item>
        <text:list-item>
          <text:p text:style-name="P162">Coordinated team work of 4 developers</text:p>
        </text:list-item>
        <text:list-item>
          <text:p text:style-name="P163">Honored with a Very Special Thanks Award</text:p>
        </text:list-item>
      </text:list>
      <text:p text:style-name="P164">Environment: C, C++, C#, Java,<text:s/>P/Invoke, JNI,<text:s/>Assembler, VSS, CVS, StarTeam,<text:s/>BitKeeper,</text:p>
      <text:p text:style-name="P165"><text:s text:c="4"/><text:s/><text:s text:c="17"/>NUnit, JUnit,<text:s/>Rational Purify,<text:s/>Intel VTune,<text:s/>UML,<text:s/>Windows, Linux,<text:s/>PVSC Tracker,</text:p>
      <text:p text:style-name="P166"><text:s text:c="21"/><text:s/>Agile, XP</text:p>
      <text:p text:style-name="P167"/>
      <text:p text:style-name="P168">EDUCATION &amp; SERTIFICATIONS</text:p>
      <text:p text:style-name="P169"/>
      <text:p text:style-name="P170">2008 – C++ Programming, International Knowledge Measurement, Score 99%</text:p>
      <text:p text:style-name="P171">2001 – MS in Physics, Moscow Institute of Engineering Physics (MEPhI), Russia</text:p>
      <text:p text:style-name="P172"/>
      <text:p text:style-name="P173">EXCELLENT REFERENCES AVAILABLE UPON REQU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 fo:margin-bottom="0in"/>
      <style:text-properties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388in" fo:margin-bottom="0in"/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388in" fo:margin-bottom="0in"/>
      <style:text-properties fo:color="#243F60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 fo:margin-bottom="0in"/>
      <style:text-properties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 fo:margin-bottom="0in"/>
      <style:text-properties fo:font-style="italic" style:font-style-asian="italic" style:font-style-complex="italic" fo:color="#404040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top="0.1388in" fo:margin-bottom="0in"/>
      <style:text-properties fo:color="#4F81BD" fo:font-size="10pt" style:font-size-asian="10pt" style:font-size-complex="10pt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 fo:margin-bottom="0in"/>
      <style:text-properties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paragraph-properties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>
      <style:text-properties style:font-name="Arial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3Знак" style:display-name="Заголовок 3 Знак" style:family="text">
      <style:text-properties style:font-name="Arial" style:font-name-asian="Times New Roman" style:font-name-complex="Times New Roman" fo:font-weight="bold" style:font-weight-asian="bold" style:font-weight-complex="bold" fo:color="#4F81BD"/>
    </style:style>
    <style:style style:name="Заголовок4Знак" style:display-name="Заголовок 4 Знак" style:family="text">
      <style:text-properties style:font-name="Arial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Заголовок5Знак" style:display-name="Заголовок 5 Знак" style:family="text">
      <style:text-properties style:font-name="Arial" style:font-name-asian="Times New Roman" style:font-name-complex="Times New Roman" fo:color="#243F60"/>
    </style:style>
    <style:style style:name="Заголовок6Знак" style:display-name="Заголовок 6 Знак" style:family="text">
      <style:text-properties style:font-name="Arial" style:font-name-asian="Times New Roman" style:font-name-complex="Times New Roman" fo:font-style="italic" style:font-style-asian="italic" style:font-style-complex="italic" fo:color="#243F60"/>
    </style:style>
    <style:style style:name="Заголовок7Знак" style:display-name="Заголовок 7 Знак" style:family="text">
      <style:text-properties style:font-name="Arial" style:font-name-asian="Times New Roman" style:font-name-complex="Times New Roman" fo:font-style="italic" style:font-style-asian="italic" style:font-style-complex="italic" fo:color="#404040"/>
    </style:style>
    <style:style style:name="Заголовок8Знак" style:display-name="Заголовок 8 Знак" style:family="text">
      <style:text-properties style:font-name="Arial" style:font-name-asian="Times New Roman" style:font-name-complex="Times New Roman" fo:color="#4F81BD" fo:font-size="10pt" style:font-size-asian="10pt" style:font-size-complex="10pt"/>
    </style:style>
    <style:style style:name="Заголовок9Знак" style:display-name="Заголовок 9 Знак" style:family="text">
      <style:text-properties style:font-name="Arial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Заголовок1Знак" style:display-name="Заголовок 1 Знак" style:family="text">
      <style:text-properties style:font-name="Arial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Название" style:display-name="Название" style:family="paragraph" style:parent-style-name="Обычный" style:next-style-name="Обычный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fo:color="#17365D" fo:letter-spacing="0.0034in" style:letter-kerning="true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Обычный">
      <style:text-properties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НазваниеЗнак" style:display-name="Название Знак" style:family="text">
      <style:text-properties style:font-name="Arial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Строгий" style:display-name="Строгий" style:family="text">
      <style:text-properties style:font-name-complex="Times New Roman" fo:font-weight="bold" style:font-weight-asian="bold" style:font-weight-complex="bold"/>
    </style:style>
    <style:style style:name="ПодзаголовокЗнак" style:display-name="Подзаголовок Знак" style:family="text">
      <style:text-properties style:font-name="Arial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Выделение" style:display-name="Выделение" style:family="text">
      <style:text-properties style:font-name-complex="Times New Roman" fo:font-style="italic" style:font-style-asian="italic" style:font-style-complex="italic"/>
    </style:style>
    <style:style style:name="Безинтервала" style:display-name="Без интервала" style:family="paragraph">
      <style:text-properties fo:font-size="11pt" style:font-size-asian="11pt" style:font-size-complex="11pt" fo:language="en" fo:country="US" style:language-asian="en" style:country-asian="US" fo:hyphenate="false"/>
    </style:style>
    <style:style style:name="БезинтервалаЗнак" style:display-name="Без интервала Знак" style:family="text">
      <style:text-properties style:font-name-complex="Times New Roman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Цитата2" style:display-name="Цитата 2" style:family="paragraph" style:parent-style-name="Обычный" style:next-style-name="Обычный">
      <style:text-properties fo:font-style="italic" style:font-style-asian="italic" style:font-style-complex="italic" fo:color="#000000" fo:hyphenate="false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Цитата2Знак" style:display-name="Цитата 2 Знак" style:family="text">
      <style:text-properties style:font-name-complex="Times New Roman" fo:font-style="italic" style:font-style-asian="italic" style:font-style-complex="italic" fo:color="#000000"/>
    </style:style>
    <style:style style:name="Слабоевыделение" style:display-name="Слабое выделение" style:family="text">
      <style:text-properties style:font-name-complex="Times New Roman" fo:font-style="italic" style:font-style-asian="italic" style:font-style-complex="italic" fo:color="#808080"/>
    </style:style>
    <style:style style:name="ВыделеннаяцитатаЗнак" style:display-name="Выделенная цитата Знак" style:family="tex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Сильноевыделение" style:display-name="Сильное выделение" style:family="tex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Слабаяссылка" style:display-name="Слабая ссылка" style:family="text">
      <style:text-properties style:font-name-complex="Times New Roman" fo:font-variant="small-caps" fo:color="#C0504D" style:text-underline-type="single" style:text-underline-style="solid" style:text-underline-width="auto" style:text-underline-mode="continuous"/>
    </style:style>
    <style:style style:name="Сильнаяссылка" style:display-name="Сильная ссылка" style:family="tex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Названиекниги" style:display-name="Название книги" style:family="text">
      <style:text-properties style:font-name-complex="Times New Roman" fo:font-weight="bold" style:font-weight-asian="bold" style:font-weight-complex="bold" fo:font-variant="small-caps" fo:letter-spacing="0.0034in"/>
    </style:style>
    <style:style style:name="Заголовокоглавления" style:display-name="Заголовок оглавления" style:family="paragraph" style:parent-style-name="Заголовок1" style:next-style-name="Обычный">
      <style:text-properties fo:hyphenate="false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>
      <style:text-properties style:font-name-complex="Times New Roman"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Alexey Omelchenko</dc:title>
    <dc:subject>Resume</dc:subject>
    <meta:keyword>C++</meta:keyword>
    <meta:keyword> Java</meta:keyword>
    <meta:keyword> Linux</meta:keyword>
    <meta:keyword> Solaris</meta:keyword>
    <meta:keyword> Windows</meta:keyword>
    <meta:keyword> x86</meta:keyword>
    <meta:keyword> Itanium</meta:keyword>
    <meta:initial-creator>Alexey Omelchenko</meta:initial-creator>
    <dc:creator>admin</dc:creator>
    <meta:creation-date>2012-12-09T19:06:00Z</meta:creation-date>
    <dc:date>2012-12-09T19:06:00Z</dc:date>
    <meta:print-date>2012-12-09T19:05:00Z</meta:print-date>
    <meta:template xlink:href="Normal" xlink:type="simple"/>
    <meta:editing-cycles>2</meta:editing-cycles>
    <meta:editing-duration>PT60S</meta:editing-duration>
    <meta:document-statistic meta:page-count="4" meta:paragraph-count="22" meta:word-count="1709" meta:character-count="11429" meta:row-count="81" meta:non-whitespace-character-count="9742"/>
  </office:meta>
</office:document-meta>
</file>